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83636033214849034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75117638233095537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533132448817529938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1.5 mile walk on a trail in the woods. <text:s/>A few hours later, 2.5 mile run on hilly roads at 9:43/mi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8T17:20:30.36</dc:date>
    <dc:creator>James Lombardi</dc:creator>
    <meta:editing-duration>PT21H36M25S</meta:editing-duration>
    <meta:editing-cycles>111</meta:editing-cycles>
    <meta:document-statistic meta:table-count="0" meta:image-count="0" meta:object-count="0" meta:page-count="12" meta:paragraph-count="361" meta:word-count="3878" meta:character-count="19645"/>
  </office:meta>
</office:document-meta>
</file>